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6400000064D9AA23425262D65C.png" manifest:media-type="image/png"/>
  <manifest:file-entry manifest:full-path="Pictures/100000000000006400000064284726A3630BD22F.png" manifest:media-type="image/png"/>
  <manifest:file-entry manifest:full-path="Pictures/1000000000000064000000646C662D1CF1A77928.png" manifest:media-type="image/png"/>
  <manifest:file-entry manifest:full-path="Pictures/10000000000000640000006418B8DB4B10630F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fill-color="#ffff00" draw:textarea-horizontal-align="justify" draw:textarea-vertical-align="middle" draw:auto-grow-height="false" fo:min-height="15.15cm" fo:min-width="19.9cm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 draw:fill-color="#ffff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20.4cm" svg:height="15.4cm" svg:x="4cm" svg:y="2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cm" svg:height="2cm" svg:x="2cm" svg:y="2.6cm">
          <draw:image xlink:href="Pictures/10000000000000640000006418B8DB4B10630FFA.png" xlink:type="simple" xlink:show="embed" xlink:actuate="onLoad">
            <text:p/>
          </draw:image>
        </draw:frame>
        <draw:frame draw:style-name="gr2" draw:text-style-name="P2" draw:layer="layout" svg:width="2cm" svg:height="2cm" svg:x="2cm" svg:y="16cm">
          <draw:image xlink:href="Pictures/100000000000006400000064284726A3630BD22F.png" xlink:type="simple" xlink:show="embed" xlink:actuate="onLoad">
            <text:p/>
          </draw:image>
        </draw:frame>
        <draw:frame draw:style-name="gr2" draw:text-style-name="P2" draw:layer="layout" svg:width="2cm" svg:height="2cm" svg:x="24.4cm" svg:y="16cm">
          <draw:image xlink:href="Pictures/1000000000000064000000646C662D1CF1A77928.png" xlink:type="simple" xlink:show="embed" xlink:actuate="onLoad">
            <text:p/>
          </draw:image>
        </draw:frame>
        <draw:frame draw:style-name="gr3" draw:text-style-name="P3" draw:layer="layout" svg:width="2cm" svg:height="2cm" svg:x="24.4cm" svg:y="2.6cm">
          <draw:image xlink:href="Pictures/100000000000006400000064D9AA23425262D65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1T09:57:46.405204616</meta:creation-date>
    <dc:date>2019-08-01T10:02:30.154130894</dc:date>
    <meta:editing-duration>PT7M54S</meta:editing-duration>
    <meta:editing-cycles>3</meta:editing-cycles>
    <meta:generator>LibreOffice/5.1.6.2$Linux_X86_64 LibreOffice_project/10m0$Build-2</meta:generator>
    <meta:document-statistic meta:object-count="28"/>
  </office:meta>
</office:document-meta>
</file>